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8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tex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\begin{table}[]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%\resizebox{\textwidth}{!}{%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\caption{Desvio padrão do F1 Score das 30 execuções para cada classificador}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\label{table:F1standardDeviation}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\centering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\begin{tabular}{l||l|l}</text:p>
          </table:table-cell>
          <table:covered-table-cell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hli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\textbf{Classificador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imal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valente} </text:p>
          </table:table-cell>
          <table:table-cell office:value-type="string" calcext:value-type="string">
            <text:p>\\ \hline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KNN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2]" office:value-type="float" office:value="0.84379807698826" calcext:value-type="float">
            <text:p>0.8438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9]" office:value-type="float" office:value="0.613073616943076" calcext:value-type="float">
            <text:p>0.6131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DT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3]" office:value-type="float" office:value="0.636593122215316" calcext:value-type="float">
            <text:p>0.6366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0]" office:value-type="float" office:value="0.664248884930357" calcext:value-type="float">
            <text:p>0.6642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RF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4]" office:value-type="float" office:value="0.65058834850285" calcext:value-type="float">
            <text:p>0.6506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1]" office:value-type="float" office:value="0.496784294084359" calcext:value-type="float">
            <text:p>0.4968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SVM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5]" office:value-type="float" office:value="0.492366992464723" calcext:value-type="float">
            <text:p>0.4924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2]" office:value-type="float" office:value="0.472006125190643" calcext:value-type="float">
            <text:p>0.4720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LDA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6]" office:value-type="float" office:value="0.888989115154632" calcext:value-type="float">
            <text:p>0.8890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3]" office:value-type="float" office:value="0.582544980174928" calcext:value-type="float">
            <text:p>0.5825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LR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7]" office:value-type="float" office:value="0.61992965643644" calcext:value-type="float">
            <text:p>0.6199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4]" office:value-type="float" office:value="0.520813770126739" calcext:value-type="float">
            <text:p>0.5208</text:p>
          </table:table-cell>
          <table:table-cell office:value-type="string" calcext:value-type="string">
            <text:p>\\ \hli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pan text:style-name="T1">\textbf{</text:span>GNB}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8]" office:value-type="float" office:value="19.2085396549141" calcext:value-type="float">
            <text:p>19.2085</text:p>
          </table:table-cell>
          <table:table-cell office:value-type="string" calcext:value-type="string">
            <text:p>&amp;</text:p>
          </table:table-cell>
          <table:table-cell table:style-name="ce3" table:formula="of:=[$Summary_Classifiers.H15]" office:value-type="float" office:value="0.228542938098577" calcext:value-type="float">
            <text:p>0.228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office:value-type="string" calcext:value-type="string">
            <text:p>\end{tabular}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ummary_Classifie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tdDev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3.3044272899983" calcext:value-type="float">
            <text:p>73.3044272899983</text:p>
          </table:table-cell>
          <table:table-cell office:value-type="float" office:value="73.2042222029992" calcext:value-type="float">
            <text:p>73.2042222029992</text:p>
          </table:table-cell>
          <table:table-cell office:value-type="float" office:value="73.6888151408027" calcext:value-type="float">
            <text:p>73.6888151408027</text:p>
          </table:table-cell>
          <table:table-cell office:value-type="float" office:value="73.388811279031" calcext:value-type="float">
            <text:p>73.388811279031</text:p>
          </table:table-cell>
          <table:table-cell office:value-type="float" office:value="0.84379807698826" calcext:value-type="float">
            <text:p>0.8437980769882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0.7125447899382" calcext:value-type="float">
            <text:p>80.7125447899382</text:p>
          </table:table-cell>
          <table:table-cell office:value-type="float" office:value="81.1591009574172" calcext:value-type="float">
            <text:p>81.1591009574172</text:p>
          </table:table-cell>
          <table:table-cell office:value-type="float" office:value="80.1871317605752" calcext:value-type="float">
            <text:p>80.1871317605752</text:p>
          </table:table-cell>
          <table:table-cell office:value-type="float" office:value="80.5751398819614" calcext:value-type="float">
            <text:p>80.5751398819614</text:p>
          </table:table-cell>
          <table:table-cell office:value-type="float" office:value="0.636593122215316" calcext:value-type="float">
            <text:p>0.63659312221531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2.124401798812" calcext:value-type="float">
            <text:p>82.124401798812</text:p>
          </table:table-cell>
          <table:table-cell office:value-type="float" office:value="82.0663174740615" calcext:value-type="float">
            <text:p>82.0663174740615</text:p>
          </table:table-cell>
          <table:table-cell office:value-type="float" office:value="82.4008970011784" calcext:value-type="float">
            <text:p>82.4008970011784</text:p>
          </table:table-cell>
          <table:table-cell office:value-type="float" office:value="82.2173988831673" calcext:value-type="float">
            <text:p>82.2173988831673</text:p>
          </table:table-cell>
          <table:table-cell office:value-type="float" office:value="0.65058834850285" calcext:value-type="float">
            <text:p>0.6505883485028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67.2154666570473" calcext:value-type="float">
            <text:p>67.2154666570473</text:p>
          </table:table-cell>
          <table:table-cell office:value-type="float" office:value="65.8126209751859" calcext:value-type="float">
            <text:p>65.8126209751859</text:p>
          </table:table-cell>
          <table:table-cell office:value-type="float" office:value="72.0026573359305" calcext:value-type="float">
            <text:p>72.0026573359305</text:p>
          </table:table-cell>
          <table:table-cell office:value-type="float" office:value="68.6953986307584" calcext:value-type="float">
            <text:p>68.6953986307584</text:p>
          </table:table-cell>
          <table:table-cell office:value-type="float" office:value="0.492366992464723" calcext:value-type="float">
            <text:p>0.49236699246472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68.5171043455258" calcext:value-type="float">
            <text:p>68.5171043455258</text:p>
          </table:table-cell>
          <table:table-cell office:value-type="float" office:value="68.5641799941176" calcext:value-type="float">
            <text:p>68.5641799941176</text:p>
          </table:table-cell>
          <table:table-cell office:value-type="float" office:value="68.5953514657432" calcext:value-type="float">
            <text:p>68.5953514657432</text:p>
          </table:table-cell>
          <table:table-cell office:value-type="float" office:value="68.526167547662" calcext:value-type="float">
            <text:p>68.526167547662</text:p>
          </table:table-cell>
          <table:table-cell office:value-type="float" office:value="0.888989115154632" calcext:value-type="float">
            <text:p>0.88898911515463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68.2305629704446" calcext:value-type="float">
            <text:p>68.2305629704446</text:p>
          </table:table-cell>
          <table:table-cell office:value-type="float" office:value="68.4417426012128" calcext:value-type="float">
            <text:p>68.4417426012128</text:p>
          </table:table-cell>
          <table:table-cell office:value-type="float" office:value="67.8183752975976" calcext:value-type="float">
            <text:p>67.8183752975976</text:p>
          </table:table-cell>
          <table:table-cell office:value-type="float" office:value="68.0727754151874" calcext:value-type="float">
            <text:p>68.0727754151874</text:p>
          </table:table-cell>
          <table:table-cell office:value-type="float" office:value="0.61992965643644" calcext:value-type="float">
            <text:p>0.6199296564364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4.7904011254599" calcext:value-type="float">
            <text:p>54.7904011254599</text:p>
          </table:table-cell>
          <table:table-cell office:value-type="float" office:value="63.9073920257286" calcext:value-type="float">
            <text:p>63.9073920257286</text:p>
          </table:table-cell>
          <table:table-cell office:value-type="float" office:value="41.1570834235144" calcext:value-type="float">
            <text:p>41.1570834235144</text:p>
          </table:table-cell>
          <table:table-cell office:value-type="float" office:value="39.2478304713536" calcext:value-type="float">
            <text:p>39.2478304713536</text:p>
          </table:table-cell>
          <table:table-cell office:value-type="float" office:value="19.2085396549141" calcext:value-type="float">
            <text:p>19.208539654914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7.1330804311774" calcext:value-type="float">
            <text:p>77.1330804311774</text:p>
          </table:table-cell>
          <table:table-cell office:value-type="float" office:value="75.1602587318472" calcext:value-type="float">
            <text:p>75.1602587318472</text:p>
          </table:table-cell>
          <table:table-cell office:value-type="float" office:value="81.18092039801" calcext:value-type="float">
            <text:p>81.18092039801</text:p>
          </table:table-cell>
          <table:table-cell office:value-type="float" office:value="78.0153028826119" calcext:value-type="float">
            <text:p>78.0153028826119</text:p>
          </table:table-cell>
          <table:table-cell office:value-type="float" office:value="0.613073616943076" calcext:value-type="float">
            <text:p>0.61307361694307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8.044315920398" calcext:value-type="float">
            <text:p>78.044315920398</text:p>
          </table:table-cell>
          <table:table-cell office:value-type="float" office:value="77.6291653312547" calcext:value-type="float">
            <text:p>77.6291653312547</text:p>
          </table:table-cell>
          <table:table-cell office:value-type="float" office:value="78.946144278607" calcext:value-type="float">
            <text:p>78.946144278607</text:p>
          </table:table-cell>
          <table:table-cell office:value-type="float" office:value="78.2515693674748" calcext:value-type="float">
            <text:p>78.2515693674748</text:p>
          </table:table-cell>
          <table:table-cell office:value-type="float" office:value="0.664248884930357" calcext:value-type="float">
            <text:p>0.66424888493035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0.4182711442786" calcext:value-type="float">
            <text:p>80.4182711442786</text:p>
          </table:table-cell>
          <table:table-cell office:value-type="float" office:value="79.8367822892124" calcext:value-type="float">
            <text:p>79.8367822892124</text:p>
          </table:table-cell>
          <table:table-cell office:value-type="float" office:value="81.7907960199005" calcext:value-type="float">
            <text:p>81.7907960199005</text:p>
          </table:table-cell>
          <table:table-cell office:value-type="float" office:value="80.745503717465" calcext:value-type="float">
            <text:p>80.745503717465</text:p>
          </table:table-cell>
          <table:table-cell office:value-type="float" office:value="0.496784294084359" calcext:value-type="float">
            <text:p>0.49678429408435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72.8765630182421" calcext:value-type="float">
            <text:p>72.8765630182421</text:p>
          </table:table-cell>
          <table:table-cell office:value-type="float" office:value="74.9293351229949" calcext:value-type="float">
            <text:p>74.9293351229949</text:p>
          </table:table-cell>
          <table:table-cell office:value-type="float" office:value="68.8770895522388" calcext:value-type="float">
            <text:p>68.8770895522388</text:p>
          </table:table-cell>
          <table:table-cell office:value-type="float" office:value="71.7132143674435" calcext:value-type="float">
            <text:p>71.7132143674435</text:p>
          </table:table-cell>
          <table:table-cell office:value-type="float" office:value="0.472006125190643" calcext:value-type="float">
            <text:p>0.47200612519064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73.7657918739635" calcext:value-type="float">
            <text:p>73.7657918739635</text:p>
          </table:table-cell>
          <table:table-cell office:value-type="float" office:value="73.0914534742774" calcext:value-type="float">
            <text:p>73.0914534742774</text:p>
          </table:table-cell>
          <table:table-cell office:value-type="float" office:value="75.3478606965174" calcext:value-type="float">
            <text:p>75.3478606965174</text:p>
          </table:table-cell>
          <table:table-cell office:value-type="float" office:value="74.1602137731567" calcext:value-type="float">
            <text:p>74.1602137731567</text:p>
          </table:table-cell>
          <table:table-cell office:value-type="float" office:value="0.582544980174928" calcext:value-type="float">
            <text:p>0.58254498017492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73.5212064676617" calcext:value-type="float">
            <text:p>73.5212064676617</text:p>
          </table:table-cell>
          <table:table-cell office:value-type="float" office:value="73.3064707522537" calcext:value-type="float">
            <text:p>73.3064707522537</text:p>
          </table:table-cell>
          <table:table-cell office:value-type="float" office:value="74.0834411276949" calcext:value-type="float">
            <text:p>74.0834411276949</text:p>
          </table:table-cell>
          <table:table-cell office:value-type="float" office:value="73.652505438322" calcext:value-type="float">
            <text:p>73.652505438322</text:p>
          </table:table-cell>
          <table:table-cell office:value-type="float" office:value="0.520813770126739" calcext:value-type="float">
            <text:p>0.52081377012673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6.5719610281924" calcext:value-type="float">
            <text:p>56.5719610281924</text:p>
          </table:table-cell>
          <table:table-cell office:value-type="float" office:value="53.5734200073755" calcext:value-type="float">
            <text:p>53.5734200073755</text:p>
          </table:table-cell>
          <table:table-cell office:value-type="float" office:value="98.7735323383085" calcext:value-type="float">
            <text:p>98.7735323383085</text:p>
          </table:table-cell>
          <table:table-cell office:value-type="float" office:value="69.4648175267809" calcext:value-type="float">
            <text:p>69.4648175267809</text:p>
          </table:table-cell>
          <table:table-cell office:value-type="float" office:value="0.228542938098577" calcext:value-type="float">
            <text:p>0.228542938098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8:08:09.22483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3:02:26.233252352</meta:creation-date>
    <dc:date>2020-02-07T08:54:30.971949631</dc:date>
    <meta:editing-duration>PT44M10S</meta:editing-duration>
    <meta:editing-cycles>4</meta:editing-cycles>
    <meta:generator>LibreOffice/6.3.4.2$Linux_X86_64 LibreOffice_project/30$Build-2</meta:generator>
    <meta:document-statistic meta:table-count="2" meta:cell-count="178" meta:object-count="0"/>
  </office:meta>
</office:document-meta>
</file>